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cc"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08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6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2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114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11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table:number-columns-repeated="4"/>
          <table:table-cell office:value-type="string">
            <text:p>billion</text:p>
          </table:table-cell>
          <table:table-cell/>
          <table:table-cell office:value-type="string">
            <text:p>https://www.bea.gov/news/2019/us-international-transactions-2nd-quarter-20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goods</text:p>
          </table:table-cell>
          <table:table-cell table:style-name="ce2"/>
          <table:table-cell table:style-name="ce2" office:value-type="string">
            <text:p>dec/inc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>
            <text:p>Exports</text:p>
          </table:table-cell>
          <table:table-cell table:style-name="ce4" office:value-type="float" office:value="-4.5">
            <text:p>-4.5</text:p>
          </table:table-cell>
          <table:table-cell table:style-name="ce4" office:value-type="float" office:value="414.6">
            <text:p>414.6</text:p>
          </table:table-cell>
          <table:table-cell table:style-name="ce9" table:formula="of:=1 - [.E3]/([.E3]-[.D3])" office:value-type="percentage" office:value="0.0107372942018611">
            <text:p>1.07%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>
            <text:p>imports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637.9">
            <text:p>637.9</text:p>
          </table:table-cell>
          <table:table-cell table:style-name="ce9" table:formula="of:=1 - [.E4]/([.E4]-[.D4])" office:value-type="percentage" office:value="-0.00314514860827164">
            <text:p>-0.31%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5" office:value-type="string">
            <text:p>diff=</text:p>
          </table:table-cell>
          <table:table-cell table:style-name="ce4" table:formula="of:=[.E3]-[.E4]" office:value-type="float" office:value="-223.3">
            <text:p>-223.3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3" office:value-type="string">
            <text:p>contra GDP</text:p>
          </table:table-cell>
          <table:table-cell table:style-name="ce9" table:formula="of:=ABS([.E5])/[.$D$17]" office:value-type="percentage" office:value="0.010415597742432">
            <text:p>1.04%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>
            <text:p>services</text:p>
          </table:table-cell>
          <table:table-cell table:style-name="ce2" office:value-type="string">
            <text:p>Exports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207.8">
            <text:p>207.8</text:p>
          </table:table-cell>
          <table:table-cell table:style-name="ce9" table:formula="of:=1 - [.E8]/([.E8]-[.D8])" office:value-type="percentage" office:value="-0.000481463649494529">
            <text:p>-0.05%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>
            <text:p>imports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147.8">
            <text:p>147.8</text:p>
          </table:table-cell>
          <table:table-cell table:style-name="ce9" table:formula="of:=1 - [.E9]/([.E9]-[.D9])" office:value-type="percentage" office:value="-0.00135501355013545">
            <text:p>-0.14%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5" office:value-type="string">
            <text:p>diff=</text:p>
          </table:table-cell>
          <table:table-cell table:style-name="ce4" table:formula="of:=[.E8]-[.E9]" office:value-type="float" office:value="60">
            <text:p>60.0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3" office:value-type="string">
            <text:p>contra GDP</text:p>
          </table:table-cell>
          <table:table-cell table:style-name="ce9" table:formula="of:=ABS([.E10])/[.$D$17]" office:value-type="percentage" office:value="0.00279863799617519">
            <text:p>0.28%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style-name="ce3" office:value-type="string">
            <text:p>(net services bal.) / (net goods bal.) 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6" table:formula="of:=[.E10]/ABS([.E5])" office:value-type="percentage" office:value="0.268696820420958">
            <text:p>26.9%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/>
          <table:table-cell table:style-name="ce3" office:value-type="string">
            <text:p>(net goods bal.) / (net services bal.)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7" table:formula="of:=ABS([.E5])/[.E10]" office:value-type="float" office:value="3.72166666666667">
            <text:p>3.7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>
            <text:p>US GDP (2019)</text:p>
          </table:table-cell>
          <table:table-cell table:style-name="ce2" office:value-type="string">
            <text:p>https://en.wikipedia.org/wiki/Economy_of_the_United_State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float" office:value="21.439">
            <text:p>21.439</text:p>
          </table:table-cell>
          <table:table-cell table:style-name="ce8" table:formula="of:=[.C17]*1000" office:value-type="float" office:value="21439">
            <text:p>21,439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>
            <text:p>trillion</text:p>
          </table:table-cell>
          <table:table-cell table:style-name="ce2" office:value-type="string">
            <text:p>billion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0" number:grouping="true"/>
    </number:number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/>
    </number:number-style>
    <number:number-style style:name="N110">
      <style:text-properties fo:color="#ff0000"/>
      <number:text>-</number:text>
      <number:number number:decimal-places="0" number:min-integer-digits="1"/>
      <style:map style:condition="value()&gt;=0" style:apply-style-name="N110P0"/>
    </number:number-style>
    <number:number-style style:name="N111P0" style:volatile="true">
      <number:number number:decimal-places="1" number:min-integer-digits="1"/>
    </number:number-style>
    <number:number-style style:name="N111">
      <style:text-properties fo:color="#ff0000"/>
      <number:text>-</number:text>
      <number:number number:decimal-places="1" number:min-integer-digits="1"/>
      <style:map style:condition="value()&gt;=0" style:apply-style-name="N111P0"/>
    </number:number-style>
    <number:number-style style:name="N112P0" style:volatile="true">
      <number:number number:decimal-places="2" number:min-integer-digits="1"/>
    </number:number-style>
    <number:number-style style:name="N112">
      <style:text-properties fo:color="#ff0000"/>
      <number:text>-</number:text>
      <number:number number:decimal-places="2" number:min-integer-digits="1"/>
      <style:map style:condition="value()&gt;=0" style:apply-style-name="N112P0"/>
    </number:number-style>
    <number:number-style style:name="N113P0" style:volatile="true">
      <number:number number:decimal-places="3" number:min-integer-digits="1"/>
    </number:number-style>
    <number:number-style style:name="N113">
      <style:text-properties fo:color="#ff0000"/>
      <number:text>-</number:text>
      <number:number number:decimal-places="3" number:min-integer-digits="1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2019/11/17</text:date>, <text:time>18:4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1-17T18:31:55.04</meta:creation-date>
    <dc:date>2019-11-17T18:44:55.29</dc:date>
    <dc:creator>iwabuchi ken</dc:creator>
    <meta:editing-duration>PT12M59S</meta:editing-duration>
    <meta:editing-cycles>2</meta:editing-cycles>
    <meta:generator>OpenOffice/4.1.3$Win32 OpenOffice.org_project/413m1$Build-9783</meta:generator>
    <meta:document-statistic meta:table-count="3" meta:cell-count="39" meta:object-count="0"/>
  </office:meta>
</office:document-meta>
</file>